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margins" style:shadow="none" style:may-break-between-rows="true" table:border-model="collapsing"/>
    </style:style>
    <style:style style:name="Tabla1.A" style:family="table-column">
      <style:table-column-properties style:column-width="3.886cm" style:rel-column-width="2204*"/>
    </style:style>
    <style:style style:name="Tabla1.B" style:family="table-column">
      <style:table-column-properties style:column-width="4.604cm" style:rel-column-width="2611*"/>
    </style:style>
    <style:style style:name="Tabla1.C" style:family="table-column">
      <style:table-column-properties style:column-width="4.798cm" style:rel-column-width="2721*"/>
    </style:style>
    <style:style style:name="Tabla1.D" style:family="table-column">
      <style:table-column-properties style:column-width="4.3cm" style:rel-column-width="2439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D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D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D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A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B5" style:family="table-cell" style:data-style-name="N2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text-properties officeooo:rsid="000e3f4b" officeooo:paragraph-rsid="000e3f4b"/>
    </style:style>
    <style:style style:name="P2" style:family="paragraph" style:parent-style-name="Standard">
      <style:paragraph-properties fo:break-before="page"/>
      <style:text-properties officeooo:rsid="000e3f4b" officeooo:paragraph-rsid="000e3f4b"/>
    </style:style>
    <style:style style:name="P3" style:family="paragraph" style:parent-style-name="Standard" style:list-style-name="L1">
      <style:text-properties officeooo:rsid="000e3f4b" officeooo:paragraph-rsid="000e3f4b"/>
    </style:style>
    <style:style style:name="P4" style:family="paragraph" style:parent-style-name="Standard" style:list-style-name="L3">
      <style:text-properties officeooo:rsid="000e3f4b" officeooo:paragraph-rsid="000e3f4b"/>
    </style:style>
    <style:style style:name="P5" style:family="paragraph" style:parent-style-name="Standard" style:list-style-name="L4">
      <style:text-properties officeooo:rsid="000e3f4b" officeooo:paragraph-rsid="000e3f4b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e3f4b" officeooo:paragraph-rsid="000e3f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3f4b" officeooo:paragraph-rsid="000e3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 caso</text:p>
      <text:p text:style-name="P1"/>
      <text:p text:style-name="P1">Desafío – Riesgos de seguridad en entornos corporativos</text:p>
      <text:p text:style-name="P1"/>
      <text:p text:style-name="P1">José Miguel Rivera</text:p>
      <text:p text:style-name="P1"/>
      <text:p text:style-name="P1">-------</text:p>
      <text:p text:style-name="P1"/>
      <text:p text:style-name="P1">Empresa “FastBuy”</text:p>
      <text:p text:style-name="P1"/>
      <text:p text:style-name="P1">Incidentes:</text:p>
      <text:p text:style-name="P1"/>
      <text:list text:style-name="L1">
        <text:list-item>
          <text:p text:style-name="P3">Incremento inusual en el tráfico del servidor web, provocando lentitud y caídas intermitentes del servicio. </text:p>
        </text:list-item>
        <text:list-item>
          <text:p text:style-name="P3">Correos electrónicos sospechosos enviados a empleados con enlaces fraudulentos solicitando credenciales. </text:p>
        </text:list-item>
        <text:list-item>
          <text:p text:style-name="P3">Registros en el firewall que muestran intentos repetidos de acceso no autorizado a la base de datos. </text:p>
        </text:list-item>
        <text:list-item>
          <text:p text:style-name="P3">Inyecciones de código detectadas en los formularios de inicio de sesión de la plataforma</text:p>
        </text:list-item>
      </text:list>
      <text:p text:style-name="P1"/>
      <text:p text:style-name="P1">Requerimientos:</text:p>
      <text:p text:style-name="P1"/>
      <text:p text:style-name="P1">1. Explicar la importancia de la seguridad de la red en la empresa de comercio electrónico FastBuy. Además de describir como la confidencialidad, integridad y disponibilidad se ven afectados (2 Puntos)</text:p>
      <text:p text:style-name="P1"/>
      <text:p text:style-name="P1">Considerando que la empresa FastBuy es de tipo comercial y almacena en sus servidores una gran cantidad de datos personales y bancarios, cualquier tipo de incidente que genere una fuga de información, daño a los clientes o exposición de datos complicará la evolución y crecimiento de la empresa, debido a que los clientes perderán la confianza y los dueños entenderán que se exponen a sanciones legales y pérdidas económicas.</text:p>
      <text:p text:style-name="P1"/>
      <text:p text:style-name="P1">Confidencialidad: Esta se ve afectada debido a los ataques de phishing que están siendo recibidos en la red interna y es probable que ya hayan caído en el algunos empleados.</text:p>
      <text:p text:style-name="P1"/>
      <text:p text:style-name="P1">Integridad: Las inyecciones de código que se están recibiendo, que aparentemente pueden ser del tipo SQL inyection o a través de algún script programado busca vulnerar accesos de clientes y obtener su información incluso cambiarla.</text:p>
      <text:p text:style-name="P1"/>
      <text:p text:style-name="P1">Disponibilidad: Los ataques de DDoS que están generando un tráfico inusual terminarán por provocar una caída general del servidor.</text:p>
      <text:p text:style-name="P1"/>
      <text:p text:style-name="P2">2. Identificar y describir los activos más críticos para la empresa FastBuy (servidores, bases de datos, dispositivos de red). Clasificar los activos en función de su criticidad y justificar la clasificación realizada. (2 Puntos)</text:p>
      <text:p text:style-name="P1"/>
      <text:p text:style-name="P1">Activos críticos:</text:p>
      <text:p text:style-name="P1"/>
      <text:p text:style-name="P1">Se realiza la siguiente clasificación de activos considerando la infraestructura de red con la que cuenta FastBuy.</text:p>
      <text:p text:style-name="P1"/>
      <text:list xml:id="list880797106" text:style-name="L3">
        <text:list-item>
          <text:p text:style-name="P4">Servidores: Servidor de correo electrónico, servidor web, base de datos de clientes</text:p>
          <text:p text:style-name="P4"/>
        </text:list-item>
        <text:list-item>
          <text:p text:style-name="P4">Dispositivos de red: Routers y swtiches de red interna</text:p>
          <text:p text:style-name="P4"/>
        </text:list-item>
        <text:list-item>
          <text:p text:style-name="P4">Datos sensibles: Datos de usuarios</text:p>
          <text:p text:style-name="P4"/>
        </text:list-item>
        <text:list-item>
          <text:p text:style-name="P4">Aplicaciones: sitio e-commerce</text:p>
        </text:list-item>
      </text:list>
      <text:p text:style-name="P1"/>
      <text:p text:style-name="P1">3. Analizar los tipis de ataques que se están produciendo en Fastbuy y clasificarlos. También explicar el método que podrían haber utilizado los atacantes para llevar a cabo los ataques. (2 Puntos)</text:p>
      <text:p text:style-name="P1"/>
      <text:p text:style-name="P1">De acuerdo al análisis realizado los ataques recibidos serían los siguientes:</text:p>
      <text:p text:style-name="P1"/>
      <text:p text:style-name="P1">Ataques de denegación de servicio DdoS : Estos ataques se estarían realizando por medio de un bot que genera multiples conexiones al servidor provocando caídas y lentitud.</text:p>
      <text:p text:style-name="P1"/>
      <text:p text:style-name="P1">Ataques de inyección de datos SQL injection : Estos ataques se están realizando para revelar login y password de clientes para modificar su información y provocar pérdidas económicas en toda la empresa.</text:p>
      <text:p text:style-name="P1"/>
      <text:p text:style-name="P1">Ataques de suplantación y robo de informacón Phishing : Estos ataques van dirigidos al personal interno de la empresa para obtener información de los clientes y sus datos bancarios.</text:p>
      <text:p text:style-name="P1"/>
      <text:p text:style-name="P1"/>
      <text:p text:style-name="P2">4. Identificar los riesgos específicos que estos ataques representan para Fastbuy. Además de evaluar el impacto potencia y la probabilidad de cada amenaza, asignándole una clasificación de bajo, medio o alto según es necesario. (2 Puntos)</text:p>
      <text:p text:style-name="P1"/>
      <table:table table:name="Tabla1" table:style-name="Tabla1" table:template-name="Elegant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Tipo de ataque</text:p>
          </table:table-cell>
          <table:table-cell table:style-name="Tabla1.A1" office:value-type="string">
            <text:p text:style-name="P6">Análisis de impacto</text:p>
          </table:table-cell>
          <table:table-cell table:style-name="Tabla1.A1" office:value-type="string">
            <text:p text:style-name="P6">Probabilidad</text:p>
          </table:table-cell>
          <table:table-cell table:style-name="Tabla1.A1" office:value-type="string">
            <text:p text:style-name="P6">Clasificación</text:p>
          </table:table-cell>
        </table:table-row>
        <table:table-row>
          <table:table-cell table:style-name="Tabla1.A2" office:value-type="string">
            <text:p text:style-name="P7"/>
            <text:p text:style-name="P8">1.- Ataque de DDoS</text:p>
            <text:p text:style-name="P7"/>
          </table:table-cell>
          <table:table-cell table:style-name="Tabla1.B2" office:value-type="string">
            <text:p text:style-name="P7"/>
            <text:p text:style-name="P8">Interrupción de servicio</text:p>
            <text:p text:style-name="P8">Caída de sistemas</text:p>
            <text:p text:style-name="P8">Desconfianza de clientes</text:p>
          </table:table-cell>
          <table:table-cell table:style-name="Tabla1.C2" office:value-type="string">
            <text:p text:style-name="P7"/>
            <text:p text:style-name="P8">Alta, los servidores no están respondiendo a la cantidad de conexiones y están saturándose lo que se ha observado en lentitud y caídas.</text:p>
            <text:p text:style-name="P8"/>
          </table:table-cell>
          <table:table-cell table:style-name="Tabla1.D2" office:value-type="string">
            <text:p text:style-name="P7"/>
            <text:p text:style-name="P8">Alta, es de suma urgencia </text:p>
          </table:table-cell>
        </table:table-row>
        <table:table-row>
          <table:table-cell table:style-name="Tabla1.A2" office:value-type="string">
            <text:p text:style-name="P8"/>
            <text:p text:style-name="P8">2.- Phishing</text:p>
          </table:table-cell>
          <table:table-cell table:style-name="Tabla1.B3" office:value-type="string">
            <text:p text:style-name="P8"/>
            <text:p text:style-name="P8">Accesos no autorizados, credenciales, claves de servicios y servidores</text:p>
          </table:table-cell>
          <table:table-cell table:style-name="Tabla1.C3" office:value-type="string">
            <text:p text:style-name="P8"/>
            <text:p text:style-name="P8">Media, el personal interno debe estar consciente y capacitado en que estos direccionamientos a link falsos ocasionan robo de información.</text:p>
            <text:p text:style-name="P8"/>
          </table:table-cell>
          <table:table-cell table:style-name="Tabla1.D3" office:value-type="string">
            <text:p text:style-name="P8"/>
            <text:p text:style-name="P8">Alta, se debe instruir al personal en estas materias.</text:p>
          </table:table-cell>
        </table:table-row>
        <table:table-row>
          <table:table-cell table:style-name="Tabla1.A2" office:value-type="string">
            <text:p text:style-name="P8"/>
            <text:p text:style-name="P8">3.- SQL Injection</text:p>
          </table:table-cell>
          <table:table-cell table:style-name="Tabla1.B4" office:value-type="string">
            <text:p text:style-name="P8"/>
            <text:p text:style-name="P8">Robo de información de clientes, ventas, información comercial, bancaria, crediticia, etc.</text:p>
          </table:table-cell>
          <table:table-cell table:style-name="Tabla1.C4" office:value-type="string">
            <text:p text:style-name="P8"/>
            <text:p text:style-name="P8">Alta, estos ataques comprometen la estabilidad del sistema, los datos de los clientes y su información privada.</text:p>
            <text:p text:style-name="P8"/>
          </table:table-cell>
          <table:table-cell table:style-name="Tabla1.D4" office:value-type="string">
            <text:p text:style-name="P8"/>
            <text:p text:style-name="P8">Alta, Se ha observado que el firewall en sus logs registra múltiples intentos de accesos inválidos.</text:p>
          </table:table-cell>
        </table:table-row>
        <table:table-row>
          <table:table-cell table:style-name="Tabla1.A5" office:value-type="string">
            <text:p text:style-name="P7"/>
          </table:table-cell>
          <table:table-cell table:style-name="Tabla1.B5">
            <text:p text:style-name="P7"/>
          </table:table-cell>
          <table:table-cell table:style-name="Tabla1.B5">
            <text:p text:style-name="P7"/>
          </table:table-cell>
          <table:table-cell table:style-name="Tabla1.B5">
            <text:p text:style-name="P7"/>
          </table:table-cell>
        </table:table-row>
      </table:table>
      <text:p text:style-name="P1"/>
      <text:p text:style-name="P1"/>
      <text:p text:style-name="P1">5. Proponer 2 estrategias para mejorar la resiliencia y disponibilidad en la red Fastbuy ante futuros ataques. (2 Puntos)</text:p>
      <text:p text:style-name="P1"/>
      <text:p text:style-name="P1">Se proponen las siguientes estrategias para mejorar en FastBuy</text:p>
      <text:p text:style-name="P1"/>
      <text:list xml:id="list3715480713" text:style-name="L4">
        <text:list-item>
          <text:p text:style-name="P5">Disponer de un servidor de respaldo y copias de seguridad de bases de datos e información critica.</text:p>
          <text:p text:style-name="P5"/>
        </text:list-item>
        <text:list-item>
          <text:p text:style-name="P5">Capacitar, difundir e informar al personal interno los ataques que están llevándose a cabo en la empresa a fin de que se eviten las fugas de información por mal uso de correos electrónicos.</text:p>
          <text:p text:style-name="P5"/>
        </text:list-item>
        <text:list-item>
          <text:p text:style-name="P5">Se sugiere instalación de servicios de monitoreo de servidores y visualización en pantallas tipo televisores que se generen alarmas cuando existan conductas inusuales.</text:p>
          <text:p text:style-name="P5"/>
        </text:list-item>
        <text:list-item>
          <text:p text:style-name="P5">Mejorar servicios de correo electrónico que se vea aumentada la protección ante spam, phishing, ejecución de archivos adjuntos, etc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CL">
      <number:number number:min-integer-digits="1"/>
    </number:number-style>
    <number:text-style style:name="N20100" number:language="es" number:country="CL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18:11:38.221582112</meta:creation-date>
    <dc:date>2025-08-24T19:08:46.681702746</dc:date>
    <meta:editing-duration>PT57M9S</meta:editing-duration>
    <meta:editing-cycles>1</meta:editing-cycles>
    <meta:document-statistic meta:table-count="1" meta:image-count="0" meta:object-count="0" meta:page-count="3" meta:paragraph-count="56" meta:word-count="779" meta:character-count="5011" meta:non-whitespace-character-count="4295"/>
    <meta:generator>LibreOffice/7.4.7.2$Linux_X86_64 LibreOffice_project/40$Build-2</meta:generator>
  </office:meta>
</office:document-meta>
</file>